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JsonView.writePrefix( JsonGenerator generator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Jackson2JsonView.setModelKeys( @ Nullable Set &lt; String &gt; model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setExtractValueFromSingleKeyModel( boolean extractValueFromSingleKey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setJsonPrefix( String json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setPrefixJson( boolean prefixJs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getModel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MappingJackson2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setModelKey( String model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.filterModel( Map &lt; String , Object &gt; 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Jackson2JsonView.MappingJackson2JsonView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